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master-page-name="HTML">
      <style:paragraph-properties style:page-number="auto"/>
      <style:text-properties style:font-name="Times New Roman" fo:font-size="12pt" style:font-size-asian="12pt"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 Herzog von Talras – Der Adel<text:bookmark text:name="ktyv"/><text:line-break/>Die Gefolgsleute des Herzogs – Gefolge (Auch Familie)<text:bookmark text:name="ktyv0"/><text:line-break/>Die Ritter – Niederer Adel (Wenn sie in der Burg leben oder zur Zeit von Fehden dort hin ziehen, werden sie Burgmannen genannt. Dafür erhalten sie Land und das Recht im Wald zu jagen und im Wasser zu fischen. Sie leben gemeinsam in einem Gebäude der Burg oder erhalten jeweils ein Haus in der Vorburg)<text:bookmark text:name="ktyv1"/><text:line-break/>Die Gefolgsleute der Ritter - Gefolge<text:bookmark text:name="ktyv2"/><text:line-break/>Die Angestellten des Herzogs (In der Burg) – Knechte, Schmiede...<text:bookmark text:name="ktyv3"/><text:line-break/>Die Burgwachen (Untersteht ebenfalls dem Herzog)<text:bookmark text:name="ktyv4"/><text:line-break/>Die Kirche (Befindet sich im Dorf – Einige ihrer Leute sind auch in der Burg anzutreffen)<text:bookmark text:name="ktyv5"/><text:line-break/><text:bookmark text:name="ktyv6"/><text:line-break/>Die Bauern des Herzogs (Im Dorf) – Bauern<text:bookmark text:name="ktyv7"/><text:line-break/>Die Nordmänner (Im Lager vor der Burg) – Nordmänner<text:bookmark text:name="ktyv8"/><text:line-break/><text:bookmark text:name="ktyv9"/><text:line-break/>Die Räuber und Banditen (Im Wald)<text:bookmark text:name="ktyv10"/><text:line-break/><text:bookmark text:name="ktyv11"/><text:line-break/>Die Orks<text:bookmark text:name="ktyv12"/><text:line-break/>Die Dunkelelf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08-13T14:16:54</meta:creation-date>
    <dc:language>en-US</dc:language>
    <meta:editing-cycles>2</meta:editing-cycles>
    <meta:editing-duration>PT00H00M18S</meta:editing-duration>
    <meta:document-statistic meta:table-count="0" meta:image-count="0" meta:object-count="0" meta:page-count="1" meta:paragraph-count="1" meta:word-count="135" meta:character-count="787"/>
    <dc:date>2009-02-16T00:06:10</dc:date>
    <dc:creator>Tamino Dauth</dc:creator>
    <meta:user-defined meta:name="Info 1"/>
    <meta:user-defined meta:name="Info 2"/>
    <meta:user-defined meta:name="Info 3"/>
    <meta:user-defined meta:name="Info 4"/>
    <meta:hyperlink-behaviour office:target-frame-name="_top" xlink:show="replace"/>
  </office:meta>
</office:document-meta>
</file>